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SHEET 4</text:p>
      <text:p text:style-name="Standard"/>
      <text:p text:style-name="P3">1)PROBLEM:</text:p>
      <text:p text:style-name="Standard"/>
      <text:p text:style-name="Standard">Implementing <text:s/>printer scenario using simple queue. </text:p>
      <text:p text:style-name="Standard">→ Displaying current status.</text:p>
      <text:p text:style-name="Standard">→New arrivals </text:p>
      <text:p text:style-name="Standard">→ Complete jobs.</text:p>
      <text:p text:style-name="Standard"/>
      <text:p text:style-name="P3">ALGORITHM:</text:p>
      <text:p text:style-name="Standard">1)START.</text:p>
      <text:p text:style-name="Standard">2)Creating a class printer_queue with member function, enque, deque and output.</text:p>
      <text:p text:style-name="Standard">3)Create an array.Initialize front to -1 and rear to -1</text:p>
      <text:p text:style-name="Standard">4)Enque(element):</text:p>
      <text:p text:style-name="Standard"><text:s text:c="5"/>If rear is size -1 , queue is full , overflow error is shown.</text:p>
      <text:p text:style-name="Standard"><text:s text:c="5"/>Else</text:p>
      <text:p text:style-name="Standard"><text:tab/>If front and rear are -1 , front is incremented and rear is incremented and element is added to the <text:s text:c="8"/>array.</text:p>
      <text:p text:style-name="Standard"><text:tab/>Else rear is incremented and element is added to array.</text:p>
      <text:p text:style-name="Standard"/>
      <text:p text:style-name="Standard">5)Deque():</text:p>
      <text:p text:style-name="Standard"><text:s text:c="10"/>if front and rear are -1 , underflow message is shown.</text:p>
      <text:p text:style-name="Standard"><text:s text:c="10"/>Else</text:p>
      <text:p text:style-name="Standard"><text:tab/>If front is equal to rear and is not equal to -1, element in front is removed, and both front and <text:s text:c="2"/>rear are made -1</text:p>
      <text:p text:style-name="Standard"><text:tab/>Else element is removed and front is incremented.</text:p>
      <text:p text:style-name="Standard"/>
      <text:p text:style-name="Standard">6)Output()</text:p>
      <text:p text:style-name="Standard">counter Is initialized to front and is printed till counter becomes equal to rear.</text:p>
      <text:p text:style-name="Standard">In the main, the options are generated for the above functions and executed until the user wishes to exits.</text:p>
      <text:p text:style-name="Standard">7)STOP.</text:p>
      <text:p text:style-name="Standard"/>
      <text:p text:style-name="P3">CODE:</text:p>
      <text:p text:style-name="Standard"/>
      <text:p text:style-name="Standard">#include &lt;iostream&gt;</text:p>
      <text:p text:style-name="Standard">using namespace std;</text:p>
      <text:p text:style-name="Standard"/>
      <text:p text:style-name="Standard">class printer_queue {</text:p>
      <text:p text:style-name="Standard"/>
      <text:p text:style-name="Standard">int queue[15], front, rear, size;</text:p>
      <text:p text:style-name="Standard"/>
      <text:p text:style-name="Standard">public:</text:p>
      <text:p text:style-name="Standard"><text:s text:c="4"/>printer_queue():front(-1), rear(-1), size(15){}</text:p>
      <text:p text:style-name="Standard"/>
      <text:p text:style-name="Standard"><text:s text:c="4"/>void enqueue() {</text:p>
      <text:p text:style-name="Standard"/>
      <text:p text:style-name="Standard"><text:s text:c="8"/>int comp_no;</text:p>
      <text:p text:style-name="Standard"><text:soft-page-break/><text:s text:c="8"/>cout&lt;&lt;"Enter system number"&lt;&lt;endl;</text:p>
      <text:p text:style-name="Standard"><text:s text:c="8"/>cin&gt;&gt;comp_no;</text:p>
      <text:p text:style-name="Standard"/>
      <text:p text:style-name="Standard"><text:s text:c="8"/>if(rear == size-1)</text:p>
      <text:p text:style-name="Standard"><text:s text:c="12"/>cout&lt;&lt;"Queue is full, OVERFLOW!"&lt;&lt;endl;</text:p>
      <text:p text:style-name="Standard"/>
      <text:p text:style-name="Standard"/>
      <text:p text:style-name="Standard"><text:s text:c="8"/>else if((front ==-1)&amp;&amp;(rear == -1)) {</text:p>
      <text:p text:style-name="Standard"><text:s text:c="12"/>front++;</text:p>
      <text:p text:style-name="Standard"><text:s text:c="12"/>queue[++rear]=comp_no;</text:p>
      <text:p text:style-name="Standard"><text:s text:c="8"/>}</text:p>
      <text:p text:style-name="Standard"/>
      <text:p text:style-name="Standard"><text:s text:c="8"/>else {</text:p>
      <text:p text:style-name="Standard"/>
      <text:p text:style-name="Standard"><text:s text:c="12"/>queue[++rear] = comp_no;</text:p>
      <text:p text:style-name="Standard"><text:s text:c="8"/>}</text:p>
      <text:p text:style-name="Standard"/>
      <text:p text:style-name="Standard"><text:s text:c="4"/>}</text:p>
      <text:p text:style-name="Standard"/>
      <text:p text:style-name="Standard"><text:s text:c="4"/>void dequeue() {</text:p>
      <text:p text:style-name="Standard"/>
      <text:p text:style-name="Standard"><text:s text:c="8"/>if((front ==-1)&amp;&amp;(rear == -1))</text:p>
      <text:p text:style-name="Standard"><text:s text:c="12"/>cout&lt;&lt;"Empty queue, UNDERFLOW!"&lt;&lt;endl;</text:p>
      <text:p text:style-name="Standard"/>
      <text:p text:style-name="Standard"><text:s text:c="8"/>else if((front == rear)&amp;&amp;(front != -1)){</text:p>
      <text:p text:style-name="Standard"/>
      <text:p text:style-name="Standard"><text:s text:c="12"/>queue[front] = 0;</text:p>
      <text:p text:style-name="Standard"><text:s text:c="12"/>front = rear = -1;</text:p>
      <text:p text:style-name="Standard"/>
      <text:p text:style-name="Standard"><text:s text:c="8"/>}</text:p>
      <text:p text:style-name="Standard"/>
      <text:p text:style-name="Standard"><text:s text:c="8"/>else</text:p>
      <text:p text:style-name="Standard"><text:s text:c="12"/>queue[front++] = 0;</text:p>
      <text:p text:style-name="Standard"/>
      <text:p text:style-name="Standard"><text:s text:c="4"/>}</text:p>
      <text:p text:style-name="Standard"/>
      <text:p text:style-name="Standard"><text:s text:c="4"/>void output() {</text:p>
      <text:p text:style-name="Standard"/>
      <text:p text:style-name="Standard"><text:s text:c="8"/>int i = front;</text:p>
      <text:p text:style-name="Standard"><text:s text:c="8"/>while(i &lt;= rear){</text:p>
      <text:p text:style-name="Standard"><text:s text:c="12"/>cout&lt;&lt;queue[i]&lt;&lt;"\t"&lt;&lt;endl;</text:p>
      <text:p text:style-name="Standard"><text:s text:c="12"/>i++;</text:p>
      <text:p text:style-name="Standard"><text:s text:c="8"/>}</text:p>
      <text:p text:style-name="Standard"><text:s text:c="8"/>cout&lt;&lt;"rear is "&lt;&lt;rear&lt;&lt;"\t front is "&lt;&lt;front&lt;&lt;endl;</text:p>
      <text:p text:style-name="Standard"><text:s text:c="4"/>}</text:p>
      <text:p text:style-name="Standard"/>
      <text:p text:style-name="Standard"/>
      <text:p text:style-name="Standard">};</text:p>
      <text:p text:style-name="Standard"/>
      <text:p text:style-name="Standard"><text:soft-page-break/>int main(){</text:p>
      <text:p text:style-name="Standard">printer_queue p;</text:p>
      <text:p text:style-name="Standard">int op;</text:p>
      <text:p text:style-name="Standard">cout&lt;&lt;"Select an option"&lt;&lt;endl;</text:p>
      <text:p text:style-name="Standard">cout&lt;&lt;"1. Using printer \n2. Job done \n3. Output\n4. Exit"&lt;&lt;endl;</text:p>
      <text:p text:style-name="Standard">cin&gt;&gt;op;</text:p>
      <text:p text:style-name="Standard">while(op != 4){</text:p>
      <text:p text:style-name="Standard"/>
      <text:p text:style-name="Standard"><text:s text:c="4"/>switch(op){</text:p>
      <text:p text:style-name="Standard"><text:s text:c="8"/>case 1: p.enqueue();</text:p>
      <text:p text:style-name="Standard"><text:s text:c="12"/>break;</text:p>
      <text:p text:style-name="Standard"><text:s text:c="8"/>case 2: p.dequeue();</text:p>
      <text:p text:style-name="Standard"><text:s text:c="12"/>break;</text:p>
      <text:p text:style-name="Standard"><text:s text:c="8"/>case 3 : p.output();</text:p>
      <text:p text:style-name="Standard"><text:s text:c="12"/>break;</text:p>
      <text:p text:style-name="Standard"><text:s text:c="8"/>default: break;</text:p>
      <text:p text:style-name="Standard"><text:s text:c="8"/>}</text:p>
      <text:p text:style-name="Standard"><text:s text:c="4"/>cout&lt;&lt;"Select an option"&lt;&lt;endl;</text:p>
      <text:p text:style-name="Standard"><text:s text:c="4"/>cout&lt;&lt;"1. Using printer \n2. Job done \n3. Output\n4. Exit"&lt;&lt;endl;</text:p>
      <text:p text:style-name="Standard"><text:s text:c="4"/>cin&gt;&gt;op;</text:p>
      <text:p text:style-name="Standard"><text:s text:c="4"/>}</text:p>
      <text:p text:style-name="Standard">p.output();</text:p>
      <text:p text:style-name="Standard">return 0;</text:p>
      <text:p text:style-name="Standard">}</text:p>
      <text:p text:style-name="Standard"/>
      <text:p text:style-name="P3">TESTING:</text:p>
      <text:p text:style-name="Standard"/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1 </text:p>
      <text:p text:style-name="Standard">Enter system number </text:p>
      <text:p text:style-name="Standard">2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1 </text:p>
      <text:p text:style-name="Standard">Enter system number </text:p>
      <text:p text:style-name="Standard">1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1 </text:p>
      <text:p text:style-name="Standard"><text:soft-page-break/>Enter system number </text:p>
      <text:p text:style-name="Standard">3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1 </text:p>
      <text:p text:style-name="Standard">Enter system number </text:p>
      <text:p text:style-name="Standard">2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1 </text:p>
      <text:p text:style-name="Standard">Enter system number </text:p>
      <text:p text:style-name="Standard">4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1 </text:p>
      <text:p text:style-name="Standard">Enter system number </text:p>
      <text:p text:style-name="Standard">2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1 </text:p>
      <text:p text:style-name="Standard">Enter system number </text:p>
      <text:p text:style-name="Standard">3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3 </text:p>
      <text:p text:style-name="Standard">2<text:tab/> </text:p>
      <text:p text:style-name="Standard">1<text:tab/> </text:p>
      <text:p text:style-name="Standard">3<text:tab/> </text:p>
      <text:p text:style-name="Standard">2<text:tab/> </text:p>
      <text:p text:style-name="Standard">4<text:tab/> </text:p>
      <text:p text:style-name="Standard">2<text:tab/> </text:p>
      <text:p text:style-name="Standard">3<text:tab/> </text:p>
      <text:p text:style-name="Standard">rear is 6<text:tab/> front is 0 </text:p>
      <text:p text:style-name="Standard">Select an option </text:p>
      <text:p text:style-name="Standard"><text:soft-page-break/>1. Using printer </text:p>
      <text:p text:style-name="Standard">2. Job done </text:p>
      <text:p text:style-name="Standard">3. Output </text:p>
      <text:p text:style-name="Standard">4. Exit </text:p>
      <text:p text:style-name="Standard">2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2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2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3 </text:p>
      <text:p text:style-name="Standard">2<text:tab/> </text:p>
      <text:p text:style-name="Standard">4<text:tab/> </text:p>
      <text:p text:style-name="Standard">2<text:tab/> </text:p>
      <text:p text:style-name="Standard">3<text:tab/> </text:p>
      <text:p text:style-name="Standard">rear is 6<text:tab/> front is 3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1 </text:p>
      <text:p text:style-name="Standard">Enter system number </text:p>
      <text:p text:style-name="Standard">2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1 </text:p>
      <text:p text:style-name="Standard">Enter system number </text:p>
      <text:p text:style-name="Standard">3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<text:soft-page-break/>1 </text:p>
      <text:p text:style-name="Standard">Enter system number </text:p>
      <text:p text:style-name="Standard">4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1 </text:p>
      <text:p text:style-name="Standard">Enter system number </text:p>
      <text:p text:style-name="Standard">1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3 </text:p>
      <text:p text:style-name="Standard">2<text:tab/> </text:p>
      <text:p text:style-name="Standard">4<text:tab/> </text:p>
      <text:p text:style-name="Standard">2<text:tab/> </text:p>
      <text:p text:style-name="Standard">3<text:tab/> </text:p>
      <text:p text:style-name="Standard">2<text:tab/> </text:p>
      <text:p text:style-name="Standard">3<text:tab/> </text:p>
      <text:p text:style-name="Standard">4<text:tab/> </text:p>
      <text:p text:style-name="Standard">1<text:tab/> </text:p>
      <text:p text:style-name="Standard">rear is 10<text:tab/> front is 3 </text:p>
      <text:p text:style-name="Standard">Select an option </text:p>
      <text:p text:style-name="Standard">1. Using printer </text:p>
      <text:p text:style-name="Standard">2. Job done </text:p>
      <text:p text:style-name="Standard">3. Output </text:p>
      <text:p text:style-name="Standard">4. Exit </text:p>
      <text:p text:style-name="Standard">4 </text:p>
      <text:p text:style-name="Standard">2<text:tab/> </text:p>
      <text:p text:style-name="Standard">4<text:tab/> </text:p>
      <text:p text:style-name="Standard">2<text:tab/> </text:p>
      <text:p text:style-name="Standard">3<text:tab/> </text:p>
      <text:p text:style-name="Standard">2<text:tab/> </text:p>
      <text:p text:style-name="Standard">3<text:tab/> </text:p>
      <text:p text:style-name="Standard">4<text:tab/> </text:p>
      <text:p text:style-name="Standard">1<text:tab/> </text:p>
      <text:p text:style-name="Standard">rear is 10<text:tab/> front is 3 </text:p>
      <text:p text:style-name="Standard"/>
      <text:p text:style-name="Standard"/>
      <text:p text:style-name="Standard"/>
      <text:p text:style-name="Standard"><text:span text:style-name="T1">2)PROBLEM: </text:span></text:p>
      <text:p text:style-name="Standard">Implementing the code for a ticket counter queue, with people lined up for tickets using simple queue.</text:p>
      <text:p text:style-name="Standard"/>
      <text:p text:style-name="P3">ALGORITHM:</text:p>
      <text:p text:style-name="P3"/>
      <text:p text:style-name="Standard"><text:soft-page-break/>1)START.</text:p>
      <text:p text:style-name="Standard">2)Class of ticket_queue contains enque and deque as member functions and queue of strings.</text:p>
      <text:p text:style-name="Standard">3)A constructor initializes values for the data members.</text:p>
      <text:p text:style-name="Standard">4)Create an array</text:p>
      <text:p text:style-name="Standard"><text:s text:c="4"/>Initialize front to -1 and rear to -1</text:p>
      <text:p text:style-name="Standard">5) Enque(element)</text:p>
      <text:p text:style-name="Standard"><text:s text:c="9"/>If rear is size -1 , queue is full , overflow error is shown.</text:p>
      <text:p text:style-name="Standard"><text:s text:c="7"/>Else</text:p>
      <text:p text:style-name="Standard"><text:tab/>If front and rear are -1 , front is incremented and rear is incremented and element is added to the array.</text:p>
      <text:p text:style-name="Standard"><text:tab/>Else rear is incremented and element is added to array.</text:p>
      <text:p text:style-name="Standard"/>
      <text:p text:style-name="Standard">6)Deque()</text:p>
      <text:p text:style-name="Standard">if front and rear are -1 , underflow message is shown.</text:p>
      <text:p text:style-name="Standard">Else</text:p>
      <text:p text:style-name="Standard"><text:tab/>If front is equal to rear and is not equal to -1, element in front is removed, and both front and rear are made -1</text:p>
      <text:p text:style-name="Standard"><text:tab/>Else element is removed and front is incremented.</text:p>
      <text:p text:style-name="Standard"/>
      <text:p text:style-name="Standard">7)Output()</text:p>
      <text:p text:style-name="Standard">counter Is initialized to front and is printed till counter becomes equal to rear.</text:p>
      <text:p text:style-name="Standard"/>
      <text:p text:style-name="Standard">8)In the main, the options are generated for the above functions and executed until the user wishes to exits.</text:p>
      <text:p text:style-name="Standard">9)STOP.</text:p>
      <text:p text:style-name="Standard"/>
      <text:p text:style-name="P3">CODE:</text:p>
      <text:p text:style-name="Standard"/>
      <text:p text:style-name="Standard"/>
      <text:p text:style-name="Standard">#include&lt;iostream&gt;</text:p>
      <text:p text:style-name="Standard">using namespace std;</text:p>
      <text:p text:style-name="Standard"/>
      <text:p text:style-name="Standard">class ticket_queue {</text:p>
      <text:p text:style-name="Standard">string queue[10];</text:p>
      <text:p text:style-name="Standard">int front, rear, size;</text:p>
      <text:p text:style-name="Standard"/>
      <text:p text:style-name="Standard">public:</text:p>
      <text:p text:style-name="Standard"><text:s text:c="4"/>ticket_queue():front(-1), rear(-1), size(10){}</text:p>
      <text:p text:style-name="Standard"/>
      <text:p text:style-name="Standard"><text:s text:c="4"/>void enqueue() {</text:p>
      <text:p text:style-name="Standard"/>
      <text:p text:style-name="Standard"><text:s text:c="8"/>string name;</text:p>
      <text:p text:style-name="Standard"><text:s text:c="8"/>cout&lt;&lt;"Enter the name"&lt;&lt;endl;</text:p>
      <text:p text:style-name="Standard"><text:s text:c="8"/>cin&gt;&gt;name;</text:p>
      <text:p text:style-name="Standard"/>
      <text:p text:style-name="Standard"><text:s text:c="8"/>if(rear == size-1)</text:p>
      <text:p text:style-name="Standard"><text:s text:c="12"/>cout&lt;&lt;"Queue is full, OVERFLOW!"&lt;&lt;endl;</text:p>
      <text:p text:style-name="Standard"/>
      <text:p text:style-name="Standard"/>
      <text:p text:style-name="Standard"><text:soft-page-break/><text:s text:c="8"/>else if((front ==-1)&amp;&amp;(rear == -1)) {</text:p>
      <text:p text:style-name="Standard"><text:s text:c="12"/>front++;</text:p>
      <text:p text:style-name="Standard"><text:s text:c="12"/>queue[++rear]=name;</text:p>
      <text:p text:style-name="Standard"><text:s text:c="8"/>}</text:p>
      <text:p text:style-name="Standard"/>
      <text:p text:style-name="Standard"><text:s text:c="8"/>else {</text:p>
      <text:p text:style-name="Standard"/>
      <text:p text:style-name="Standard"><text:s text:c="12"/>queue[++rear] = name;</text:p>
      <text:p text:style-name="Standard"><text:s text:c="8"/>}</text:p>
      <text:p text:style-name="Standard"/>
      <text:p text:style-name="Standard"><text:s text:c="4"/>}</text:p>
      <text:p text:style-name="Standard"/>
      <text:p text:style-name="Standard"><text:s text:c="4"/>void dequeue() {</text:p>
      <text:p text:style-name="Standard"/>
      <text:p text:style-name="Standard"><text:s text:c="8"/>if((front ==-1)&amp;&amp;(rear == -1))</text:p>
      <text:p text:style-name="Standard"><text:s text:c="12"/>cout&lt;&lt;"Empty queue, UNDERFLOW!"&lt;&lt;endl;</text:p>
      <text:p text:style-name="Standard"/>
      <text:p text:style-name="Standard"><text:s text:c="8"/>else if((front == rear)&amp;&amp;(front != -1)){</text:p>
      <text:p text:style-name="Standard"/>
      <text:p text:style-name="Standard"><text:s text:c="12"/>queue[front] = 'NULL';</text:p>
      <text:p text:style-name="Standard"><text:s text:c="12"/>front = rear = -1;</text:p>
      <text:p text:style-name="Standard"/>
      <text:p text:style-name="Standard"><text:s text:c="8"/>}</text:p>
      <text:p text:style-name="Standard"/>
      <text:p text:style-name="Standard"><text:s text:c="8"/>else</text:p>
      <text:p text:style-name="Standard"><text:s text:c="12"/>queue[front++] = 'NULL';</text:p>
      <text:p text:style-name="Standard"/>
      <text:p text:style-name="Standard"><text:s text:c="4"/>}</text:p>
      <text:p text:style-name="Standard"/>
      <text:p text:style-name="Standard"><text:s text:c="4"/>void output() {</text:p>
      <text:p text:style-name="Standard"/>
      <text:p text:style-name="Standard"><text:s text:c="8"/>int i = front;</text:p>
      <text:p text:style-name="Standard"><text:s text:c="8"/>while(i &lt;= rear){</text:p>
      <text:p text:style-name="Standard"><text:s text:c="12"/>cout&lt;&lt;queue[i]&lt;&lt;"\t"&lt;&lt;endl;</text:p>
      <text:p text:style-name="Standard"><text:s text:c="12"/>i++;</text:p>
      <text:p text:style-name="Standard"><text:s text:c="8"/>}</text:p>
      <text:p text:style-name="Standard"><text:s text:c="8"/>cout&lt;&lt;"rear is "&lt;&lt;rear&lt;&lt;"\t front is "&lt;&lt;front&lt;&lt;endl;</text:p>
      <text:p text:style-name="Standard"><text:s text:c="4"/>}</text:p>
      <text:p text:style-name="Standard"/>
      <text:p text:style-name="Standard"/>
      <text:p text:style-name="Standard">};</text:p>
      <text:p text:style-name="Standard"/>
      <text:p text:style-name="Standard">int main(){</text:p>
      <text:p text:style-name="Standard">ticket_queue t;</text:p>
      <text:p text:style-name="Standard">int op;</text:p>
      <text:p text:style-name="Standard">cout&lt;&lt;"Select an option"&lt;&lt;endl;</text:p>
      <text:p text:style-name="Standard">cout&lt;&lt;"1. Need a ticket \n2. Got a ticket \n3. Present queue status\n4. Exit"&lt;&lt;endl;</text:p>
      <text:p text:style-name="Standard">cin&gt;&gt;op;</text:p>
      <text:p text:style-name="Standard">while(op != 4){</text:p>
      <text:p text:style-name="Standard"><text:soft-page-break/></text:p>
      <text:p text:style-name="Standard"><text:s text:c="4"/>switch(op){</text:p>
      <text:p text:style-name="Standard"><text:s text:c="8"/>case 1: t.enqueue();</text:p>
      <text:p text:style-name="Standard"><text:s text:c="12"/>break;</text:p>
      <text:p text:style-name="Standard"><text:s text:c="8"/>case 2: t.dequeue();</text:p>
      <text:p text:style-name="Standard"><text:s text:c="12"/>break;</text:p>
      <text:p text:style-name="Standard"><text:s text:c="8"/>case 3 : t.output();</text:p>
      <text:p text:style-name="Standard"><text:s text:c="12"/>break;</text:p>
      <text:p text:style-name="Standard"><text:s text:c="8"/>default: break;</text:p>
      <text:p text:style-name="Standard"><text:s text:c="8"/>}</text:p>
      <text:p text:style-name="Standard"><text:s text:c="4"/>cout&lt;&lt;"Select an option"&lt;&lt;endl;</text:p>
      <text:p text:style-name="Standard"><text:s text:c="4"/>cout&lt;&lt;"1. Need a ticket \n2. Got a ticket \n3. Present queue status\n4. Exit"&lt;&lt;endl;</text:p>
      <text:p text:style-name="Standard"><text:s text:c="4"/>cin&gt;&gt;op;</text:p>
      <text:p text:style-name="Standard"><text:s text:c="4"/>}</text:p>
      <text:p text:style-name="Standard">t.output();</text:p>
      <text:p text:style-name="Standard">return 0;</text:p>
      <text:p text:style-name="Standard"/>
      <text:p text:style-name="Standard">}</text:p>
      <text:p text:style-name="Standard"/>
      <text:p text:style-name="P3">TESTING:</text:p>
      <text:p text:style-name="Standard"/>
      <text:p text:style-name="Standard"/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albert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raj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rohan </text:p>
      <text:p text:style-name="Standard">Select an option </text:p>
      <text:p text:style-name="Standard">1. Need a ticket </text:p>
      <text:p text:style-name="Standard">2. Got a ticket </text:p>
      <text:p text:style-name="Standard"><text:soft-page-break/>3. Present queue status </text:p>
      <text:p text:style-name="Standard">4. Exit </text:p>
      <text:p text:style-name="Standard">1 </text:p>
      <text:p text:style-name="Standard">Enter the name </text:p>
      <text:p text:style-name="Standard">daya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ritu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angel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vihar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3 </text:p>
      <text:p text:style-name="Standard">albert<text:tab/> </text:p>
      <text:p text:style-name="Standard">raj<text:tab/> </text:p>
      <text:p text:style-name="Standard">rohan<text:tab/> </text:p>
      <text:p text:style-name="Standard">daya<text:tab/> </text:p>
      <text:p text:style-name="Standard">ritu<text:tab/> </text:p>
      <text:p text:style-name="Standard">angel<text:tab/> </text:p>
      <text:p text:style-name="Standard">vihar<text:tab/> </text:p>
      <text:p text:style-name="Standard">rear is 6<text:tab/> front is 0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2 </text:p>
      <text:p text:style-name="Standard"><text:soft-page-break/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lakshman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akash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bob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tinku </text:p>
      <text:p text:style-name="Standard">Queue is full, OVERFLOW!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riya </text:p>
      <text:p text:style-name="Standard">Queue is full, OVERFLOW!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1 </text:p>
      <text:p text:style-name="Standard">Enter the name </text:p>
      <text:p text:style-name="Standard"><text:soft-page-break/>neha </text:p>
      <text:p text:style-name="Standard">Queue is full, OVERFLOW!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2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2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2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2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2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2 </text:p>
      <text:p text:style-name="Standard">Select an option </text:p>
      <text:p text:style-name="Standard">1. Need a ticket </text:p>
      <text:p text:style-name="Standard">2. Got a ticket </text:p>
      <text:p text:style-name="Standard">3. Present queue status </text:p>
      <text:p text:style-name="Standard">4. Exit </text:p>
      <text:p text:style-name="Standard">3 </text:p>
      <text:p text:style-name="Standard">lakshman<text:tab/> </text:p>
      <text:p text:style-name="Standard">akash<text:tab/> </text:p>
      <text:p text:style-name="Standard">bob<text:tab/> </text:p>
      <text:p text:style-name="Standard">rear is 9<text:tab/> front is 7 </text:p>
      <text:p text:style-name="Standard">Select an option </text:p>
      <text:p text:style-name="Standard"><text:soft-page-break/>1. Need a ticket </text:p>
      <text:p text:style-name="Standard">2. Got a ticket </text:p>
      <text:p text:style-name="Standard">3. Present queue status </text:p>
      <text:p text:style-name="Standard">4. Exit </text:p>
      <text:p text:style-name="Standard">4 </text:p>
      <text:p text:style-name="Standard">lakshman<text:tab/> </text:p>
      <text:p text:style-name="Standard">akash<text:tab/> </text:p>
      <text:p text:style-name="Standard">bob<text:tab/> </text:p>
      <text:p text:style-name="Standard">rear is 9<text:tab/> front is 7</text:p>
      <text:p text:style-name="Standard"/>
      <text:p text:style-name="Standard"/>
      <text:p text:style-name="P3">3)PROBLEM: </text:p>
      <text:p text:style-name="Standard">Implementing circular queue using array. </text:p>
      <text:p text:style-name="Standard"/>
      <text:p text:style-name="P3">ALGORITHM:</text:p>
      <text:p text:style-name="Standard"/>
      <text:p text:style-name="Standard">1)START.</text:p>
      <text:p text:style-name="Standard">2)Class , circular has member functions insertion, deletion, <text:s/>output, member variables, front , rear, size</text:p>
      <text:p text:style-name="Standard">constructor initializes front , rear to -1 and size too.</text:p>
      <text:p text:style-name="Standard">3)Insertion()</text:p>
      <text:p text:style-name="Standard"><text:s text:c="4"/>if the queue is full I.e front = (rear+1) % size, overflow error</text:p>
      <text:p text:style-name="Standard"><text:s text:c="5"/>else </text:p>
      <text:p text:style-name="Standard"><text:s/><text:tab/>if <text:s/>front and rear are -1 then increment front and rear, store the element in the queue.</text:p>
      <text:p text:style-name="Standard"><text:tab/>Else rear becomes (rear+1)%size, and element Is stored in the array .</text:p>
      <text:p text:style-name="Standard"/>
      <text:p text:style-name="Standard">4)Deletion()</text:p>
      <text:p text:style-name="Standard">if the queue is empty I.e front and rear point to -1, show underflow message.</text:p>
      <text:p text:style-name="Standard">Else</text:p>
      <text:p text:style-name="Standard"><text:tab/>if front and rear are equal remove <text:s/>the element in the front and make rear and front -1</text:p>
      <text:p text:style-name="Standard"><text:tab/>else remove the element in the front and front becomes (front+1)% size</text:p>
      <text:p text:style-name="Standard"/>
      <text:p text:style-name="Standard">5)output()</text:p>
      <text:p text:style-name="Standard">counter is initialized to front While the counter is not equal to rear, elements are displayed</text:p>
      <text:p text:style-name="Standard">counter becomes ((counter +1)%size)</text:p>
      <text:p text:style-name="Standard">6)In <text:s/>the main we have a menu driven program which only exists if the user wishes to .</text:p>
      <text:p text:style-name="Standard">7)STOP.</text:p>
      <text:p text:style-name="Standard"/>
      <text:p text:style-name="P3">CODE:</text:p>
      <text:p text:style-name="Standard"/>
      <text:p text:style-name="Standard"/>
      <text:p text:style-name="Standard"/>
      <text:p text:style-name="Standard">#include &lt;iostream&gt;</text:p>
      <text:p text:style-name="Standard">using namespace std;</text:p>
      <text:p text:style-name="Standard"/>
      <text:p text:style-name="Standard">class circular {</text:p>
      <text:p text:style-name="Standard"/>
      <text:p text:style-name="Standard">char c_queue[10];</text:p>
      <text:p text:style-name="Standard">int front, rear, size;</text:p>
      <text:p text:style-name="Standard"/>
      <text:p text:style-name="Standard"><text:soft-page-break/>public:</text:p>
      <text:p text:style-name="Standard"/>
      <text:p text:style-name="Standard"><text:s text:c="4"/>circular():front(-1), rear(-1), size(10){}</text:p>
      <text:p text:style-name="Standard"/>
      <text:p text:style-name="Standard"><text:s text:c="4"/>void insertion(char ch) {</text:p>
      <text:p text:style-name="Standard"/>
      <text:p text:style-name="Standard"><text:s text:c="8"/>if(front == ((rear+1)%size))</text:p>
      <text:p text:style-name="Standard"><text:s text:c="12"/>cout&lt;&lt;"OVERFLOW!"&lt;&lt;endl;</text:p>
      <text:p text:style-name="Standard"/>
      <text:p text:style-name="Standard"><text:s text:c="8"/>else if((front == -1)&amp;&amp;(rear == -1)) {</text:p>
      <text:p text:style-name="Standard"><text:s text:c="12"/>front++;</text:p>
      <text:p text:style-name="Standard"><text:s text:c="12"/>c_queue[++rear] = ch;</text:p>
      <text:p text:style-name="Standard"><text:s text:c="8"/>}</text:p>
      <text:p text:style-name="Standard"/>
      <text:p text:style-name="Standard"><text:s text:c="8"/>else {</text:p>
      <text:p text:style-name="Standard"><text:s text:c="12"/>rear = (rear+1)%size;</text:p>
      <text:p text:style-name="Standard"><text:s text:c="12"/>c_queue[rear] = ch;</text:p>
      <text:p text:style-name="Standard"><text:s text:c="8"/>}</text:p>
      <text:p text:style-name="Standard"/>
      <text:p text:style-name="Standard"><text:s text:c="4"/>}</text:p>
      <text:p text:style-name="Standard"/>
      <text:p text:style-name="Standard"><text:s text:c="4"/>void deletion () {</text:p>
      <text:p text:style-name="Standard"/>
      <text:p text:style-name="Standard"><text:s text:c="8"/>if((front == -1)&amp;&amp;(rear == - 1))</text:p>
      <text:p text:style-name="Standard"><text:s text:c="12"/>cout&lt;&lt;"UNDERFLOW!"&lt;&lt;endl;</text:p>
      <text:p text:style-name="Standard"/>
      <text:p text:style-name="Standard"><text:s text:c="8"/>else if((front == rear)&amp;&amp;(front != -1)){</text:p>
      <text:p text:style-name="Standard"><text:s text:c="12"/>c_queue[front] == '#';</text:p>
      <text:p text:style-name="Standard"><text:s text:c="12"/>front = rear = -1;</text:p>
      <text:p text:style-name="Standard"><text:s text:c="8"/>}</text:p>
      <text:p text:style-name="Standard"/>
      <text:p text:style-name="Standard"><text:s text:c="8"/>else {</text:p>
      <text:p text:style-name="Standard"/>
      <text:p text:style-name="Standard"><text:s text:c="12"/>c_queue[front] == '#';</text:p>
      <text:p text:style-name="Standard"><text:s text:c="12"/>front <text:s/>= (front+1)%size;</text:p>
      <text:p text:style-name="Standard"><text:s text:c="8"/>}</text:p>
      <text:p text:style-name="Standard"/>
      <text:p text:style-name="Standard"/>
      <text:p text:style-name="Standard"><text:s text:c="4"/>}</text:p>
      <text:p text:style-name="Standard"/>
      <text:p text:style-name="Standard"><text:s text:c="4"/>void output() {</text:p>
      <text:p text:style-name="Standard"/>
      <text:p text:style-name="Standard"><text:s text:c="8"/>int i = front;</text:p>
      <text:p text:style-name="Standard"><text:s text:c="8"/>while(i != rear){</text:p>
      <text:p text:style-name="Standard"><text:s text:c="12"/>cout&lt;&lt;c_queue[i]&lt;&lt;"\t"&lt;&lt;endl;</text:p>
      <text:p text:style-name="Standard"><text:s text:c="12"/>i = ((i+1)%size);</text:p>
      <text:p text:style-name="Standard"><text:s text:c="8"/>}</text:p>
      <text:p text:style-name="Standard"><text:s text:c="8"/>cout&lt;&lt;"rear is "&lt;&lt;rear&lt;&lt;"\t front is "&lt;&lt;front&lt;&lt;endl;</text:p>
      <text:p text:style-name="Standard"><text:s text:c="4"/>}</text:p>
      <text:p text:style-name="Standard"><text:soft-page-break/></text:p>
      <text:p text:style-name="Standard"/>
      <text:p text:style-name="Standard">};</text:p>
      <text:p text:style-name="Standard"/>
      <text:p text:style-name="Standard">int main() {</text:p>
      <text:p text:style-name="Standard">circular c;</text:p>
      <text:p text:style-name="Standard">int op;</text:p>
      <text:p text:style-name="Standard">char ch;</text:p>
      <text:p text:style-name="Standard"/>
      <text:p text:style-name="Standard">cout&lt;&lt;"Select an option"&lt;&lt;endl;</text:p>
      <text:p text:style-name="Standard">cout&lt;&lt;"1. Enter an element \n2. Delete an element \n3. Present queue status\n4. Exit"&lt;&lt;endl;</text:p>
      <text:p text:style-name="Standard">cin&gt;&gt;op;</text:p>
      <text:p text:style-name="Standard"/>
      <text:p text:style-name="Standard">while(op != 4){</text:p>
      <text:p text:style-name="Standard"/>
      <text:p text:style-name="Standard"><text:s text:c="4"/>switch(op){</text:p>
      <text:p text:style-name="Standard"><text:s text:c="8"/>case 1: {cout&lt;&lt;"Enter"&lt;&lt;endl;cin&gt;&gt;ch; c.insertion(ch);}</text:p>
      <text:p text:style-name="Standard"><text:s text:c="12"/>break;</text:p>
      <text:p text:style-name="Standard"><text:s text:c="8"/>case 2: c.deletion();</text:p>
      <text:p text:style-name="Standard"><text:s text:c="12"/>break;</text:p>
      <text:p text:style-name="Standard"><text:s text:c="8"/>case 3 : c.output();</text:p>
      <text:p text:style-name="Standard"><text:s text:c="12"/>break;</text:p>
      <text:p text:style-name="Standard"><text:s text:c="8"/>default: break;</text:p>
      <text:p text:style-name="Standard"><text:s text:c="8"/>}</text:p>
      <text:p text:style-name="Standard"/>
      <text:p text:style-name="Standard"><text:s text:c="4"/>cout&lt;&lt;"Select an option"&lt;&lt;endl;</text:p>
      <text:p text:style-name="Standard"><text:s text:c="4"/>cout&lt;&lt;"1. Enter an element \n2. Delete an element \n3. Present queue status\n4. Exit"&lt;&lt;endl;</text:p>
      <text:p text:style-name="Standard"><text:s text:c="4"/>cin&gt;&gt;op;</text:p>
      <text:p text:style-name="Standard"/>
      <text:p text:style-name="Standard"><text:s text:c="4"/>}</text:p>
      <text:p text:style-name="Standard">c.output();</text:p>
      <text:p text:style-name="Standard">return 0;</text:p>
      <text:p text:style-name="Standard">}</text:p>
      <text:p text:style-name="Standard"/>
      <text:p text:style-name="Standard"/>
      <text:p text:style-name="Standard">OUTPUT</text:p>
      <text:p text:style-name="Standard"/>
      <text:p text:style-name="Standard"/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1 </text:p>
      <text:p text:style-name="Standard">Enter </text:p>
      <text:p text:style-name="Standard">a </text:p>
      <text:p text:style-name="Standard">Select an option </text:p>
      <text:p text:style-name="Standard">1. Enter an element </text:p>
      <text:p text:style-name="Standard">2. Delete an element </text:p>
      <text:p text:style-name="Standard"><text:soft-page-break/>3. Present queue status </text:p>
      <text:p text:style-name="Standard">4. Exit </text:p>
      <text:p text:style-name="Standard">1 </text:p>
      <text:p text:style-name="Standard">Enter </text:p>
      <text:p text:style-name="Standard">s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1 </text:p>
      <text:p text:style-name="Standard">Enter </text:p>
      <text:p text:style-name="Standard">d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1 </text:p>
      <text:p text:style-name="Standard">Enter </text:p>
      <text:p text:style-name="Standard">f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1 </text:p>
      <text:p text:style-name="Standard">Enter </text:p>
      <text:p text:style-name="Standard">g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1 </text:p>
      <text:p text:style-name="Standard">Enter </text:p>
      <text:p text:style-name="Standard">h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1 </text:p>
      <text:p text:style-name="Standard">Enter </text:p>
      <text:p text:style-name="Standard">j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<text:soft-page-break/>4. Exit </text:p>
      <text:p text:style-name="Standard">1 </text:p>
      <text:p text:style-name="Standard">Enter </text:p>
      <text:p text:style-name="Standard">k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1 </text:p>
      <text:p text:style-name="Standard">Enter </text:p>
      <text:p text:style-name="Standard">l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1 </text:p>
      <text:p text:style-name="Standard">Enter </text:p>
      <text:p text:style-name="Standard">q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1 </text:p>
      <text:p text:style-name="Standard">Enter </text:p>
      <text:p text:style-name="Standard">w </text:p>
      <text:p text:style-name="Standard">OVERFLOW!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3 </text:p>
      <text:p text:style-name="Standard">a<text:tab/> </text:p>
      <text:p text:style-name="Standard">s<text:tab/> </text:p>
      <text:p text:style-name="Standard">d<text:tab/> </text:p>
      <text:p text:style-name="Standard">f<text:tab/> </text:p>
      <text:p text:style-name="Standard">g<text:tab/> </text:p>
      <text:p text:style-name="Standard">h<text:tab/> </text:p>
      <text:p text:style-name="Standard">j<text:tab/> </text:p>
      <text:p text:style-name="Standard">k<text:tab/> </text:p>
      <text:p text:style-name="Standard">l<text:tab/> </text:p>
      <text:p text:style-name="Standard">rear is 9<text:tab/> front is 0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<text:soft-page-break/>4. Exit </text:p>
      <text:p text:style-name="Standard">2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2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2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1 </text:p>
      <text:p text:style-name="Standard">Enter </text:p>
      <text:p text:style-name="Standard">m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1 </text:p>
      <text:p text:style-name="Standard">Enter </text:p>
      <text:p text:style-name="Standard">n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4. Exit </text:p>
      <text:p text:style-name="Standard">3 </text:p>
      <text:p text:style-name="Standard">f<text:tab/> </text:p>
      <text:p text:style-name="Standard">g<text:tab/> </text:p>
      <text:p text:style-name="Standard">h<text:tab/> </text:p>
      <text:p text:style-name="Standard">j<text:tab/> </text:p>
      <text:p text:style-name="Standard">k<text:tab/> </text:p>
      <text:p text:style-name="Standard">l<text:tab/> </text:p>
      <text:p text:style-name="Standard">q<text:tab/> </text:p>
      <text:p text:style-name="Standard">m<text:tab/> </text:p>
      <text:p text:style-name="Standard">rear is 1<text:tab/> front is 3 </text:p>
      <text:p text:style-name="Standard">Select an option </text:p>
      <text:p text:style-name="Standard">1. Enter an element </text:p>
      <text:p text:style-name="Standard">2. Delete an element </text:p>
      <text:p text:style-name="Standard">3. Present queue status </text:p>
      <text:p text:style-name="Standard"><text:soft-page-break/>4. Exit </text:p>
      <text:p text:style-name="Standard">4 </text:p>
      <text:p text:style-name="Standard">f<text:tab/> </text:p>
      <text:p text:style-name="Standard">g<text:tab/> </text:p>
      <text:p text:style-name="Standard">h<text:tab/> </text:p>
      <text:p text:style-name="Standard">j<text:tab/> </text:p>
      <text:p text:style-name="Standard">k<text:tab/> </text:p>
      <text:p text:style-name="Standard">l<text:tab/> </text:p>
      <text:p text:style-name="Standard">q<text:tab/> </text:p>
      <text:p text:style-name="Standard">m<text:tab/> </text:p>
      <text:p text:style-name="Standard">rear is 1<text:tab/> front is 3 </text:p>
      <text:p text:style-name="Standard"/>
      <text:p text:style-name="Standard"/>
      <text:p text:style-name="Standard">PROBLEM</text:p>
      <text:p text:style-name="Standard">Implementing deque using array.</text:p>
      <text:p text:style-name="Standard"/>
      <text:p text:style-name="Standard">ALGORITHM</text:p>
      <text:p text:style-name="Standard">class double_ended has data members and array, front , rear and size , member functions <text:s/>enque_front()</text:p>
      <text:p text:style-name="Standard">enque_rear(), deque_front(), deque_rear(), and output().</text:p>
      <text:p text:style-name="Standard">constructor initializes front , rear to -1 and size too.</text:p>
      <text:p text:style-name="Standard">Enque_rear(element)</text:p>
      <text:p text:style-name="Standard">If rear is size -1 , queue is full , overflow error is shown.</text:p>
      <text:p text:style-name="Standard">Else</text:p>
      <text:p text:style-name="Standard"><text:tab/>If front and rear are -1 , front is incremented and rear is incremented and element is added to the array.</text:p>
      <text:p text:style-name="Standard"><text:tab/>Else rear is incremented and element is added to array.</text:p>
      <text:p text:style-name="Standard">Deque_front()</text:p>
      <text:p text:style-name="Standard">if front and rear are -1 , underflow message is shown.</text:p>
      <text:p text:style-name="Standard">Else</text:p>
      <text:p text:style-name="Standard"><text:tab/>If front is equal to rear and is not equal to -1, element in front is removed, and both front and rear are made -1</text:p>
      <text:p text:style-name="Standard"><text:tab/>Else element is removed and front is incremented.</text:p>
      <text:p text:style-name="Standard">enque_front(element)</text:p>
      <text:p text:style-name="Standard">if front and rear is -1 increment front and rear, insert the element in the array.</text:p>
      <text:p text:style-name="Standard">Else</text:p>
      <text:p text:style-name="Standard"><text:tab/>If front is zero, say cannot insert.</text:p>
      <text:p text:style-name="Standard"><text:tab/>Else decremnet front and store the element in the array</text:p>
      <text:p text:style-name="Standard">deque_rear()</text:p>
      <text:p text:style-name="Standard">if rear is -1 then show error message cannot empty.</text:p>
      <text:p text:style-name="Standard">Else</text:p>
      <text:p text:style-name="Standard"><text:tab/>if rear is size-1 or rear is equal to front then remove the element at rear and change rear to -1</text:p>
      <text:p text:style-name="Standard"><text:tab/>else remove element at rear and decrement rear </text:p>
      <text:p text:style-name="Standard">Output()</text:p>
      <text:p text:style-name="Standard">counter Is initialized to front and is printed till counter becomes equal to rear.</text:p>
      <text:p text:style-name="Standard"/>
      <text:p text:style-name="Standard">In the main, the options are generated for the above functions and executed until the user wishes to exits.</text:p>
      <text:p text:style-name="Standard"/>
      <text:p text:style-name="Standard">CODE</text:p>
      <text:p text:style-name="Standard"><text:soft-page-break/></text:p>
      <text:p text:style-name="Standard">/* Implementing a deque */</text:p>
      <text:p text:style-name="Standard"><text:s/>#include &lt;iostream&gt;</text:p>
      <text:p text:style-name="Standard"><text:s/>using namespace std;</text:p>
      <text:p text:style-name="Standard"/>
      <text:p text:style-name="Standard">class double_ended {</text:p>
      <text:p text:style-name="Standard">int deque[10], front, rear, size;</text:p>
      <text:p text:style-name="Standard"/>
      <text:p text:style-name="Standard">public:</text:p>
      <text:p text:style-name="Standard"><text:tab/>double_ended():front(-1), rear(-1), size(10){}</text:p>
      <text:p text:style-name="Standard"/>
      <text:p text:style-name="Standard"><text:tab/>void enque_front(int a) {</text:p>
      <text:p text:style-name="Standard"/>
      <text:p text:style-name="Standard"><text:tab/><text:tab/>if(front == 0)</text:p>
      <text:p text:style-name="Standard"><text:tab/><text:tab/><text:tab/>cout&lt;&lt;"Cannot insert!"&lt;&lt;endl;</text:p>
      <text:p text:style-name="Standard"/>
      <text:p text:style-name="Standard"><text:tab/><text:tab/>else if(front == -1) {</text:p>
      <text:p text:style-name="Standard"/>
      <text:p text:style-name="Standard"><text:tab/><text:tab/><text:tab/>deque[++front] = a;</text:p>
      <text:p text:style-name="Standard"><text:tab/><text:tab/><text:tab/>rear++;</text:p>
      <text:p text:style-name="Standard"/>
      <text:p text:style-name="Standard"><text:tab/><text:tab/>}</text:p>
      <text:p text:style-name="Standard"><text:tab/><text:tab/>else {</text:p>
      <text:p text:style-name="Standard"/>
      <text:p text:style-name="Standard"><text:tab/><text:tab/><text:tab/>deque[--front] = a;</text:p>
      <text:p text:style-name="Standard"><text:tab/><text:tab/>}</text:p>
      <text:p text:style-name="Standard"><text:tab/>}</text:p>
      <text:p text:style-name="Standard"/>
      <text:p text:style-name="Standard"><text:tab/><text:tab/>void enque_rear(int a) {</text:p>
      <text:p text:style-name="Standard"/>
      <text:p text:style-name="Standard"><text:tab/><text:tab/>if(rear == size-1)</text:p>
      <text:p text:style-name="Standard"><text:tab/><text:tab/><text:tab/>cout&lt;&lt;"Cannot insert!"&lt;&lt;endl;</text:p>
      <text:p text:style-name="Standard"/>
      <text:p text:style-name="Standard"><text:tab/><text:tab/>else if(rear == -1) {</text:p>
      <text:p text:style-name="Standard"/>
      <text:p text:style-name="Standard"><text:tab/><text:tab/><text:tab/>deque[++rear] = a;</text:p>
      <text:p text:style-name="Standard"><text:tab/><text:tab/><text:tab/>front++;</text:p>
      <text:p text:style-name="Standard"/>
      <text:p text:style-name="Standard"><text:tab/><text:tab/>}</text:p>
      <text:p text:style-name="Standard"><text:tab/><text:tab/>else {</text:p>
      <text:p text:style-name="Standard"/>
      <text:p text:style-name="Standard"><text:tab/><text:tab/><text:tab/>deque[++rear] = a;</text:p>
      <text:p text:style-name="Standard"><text:tab/><text:tab/>}</text:p>
      <text:p text:style-name="Standard"><text:tab/>}</text:p>
      <text:p text:style-name="Standard"/>
      <text:p text:style-name="Standard"><text:tab/><text:tab/>void deque_front() {</text:p>
      <text:p text:style-name="Standard"/>
      <text:p text:style-name="Standard"><text:tab/><text:tab/><text:tab/>if(front == -1) {</text:p>
      <text:p text:style-name="Standard"><text:tab/><text:tab/><text:tab/><text:tab/>cout&lt;&lt;"Cannot empty the queue, already empty!"&lt;&lt;endl;</text:p>
      <text:p text:style-name="Standard"><text:soft-page-break/><text:tab/><text:tab/><text:tab/>}</text:p>
      <text:p text:style-name="Standard"/>
      <text:p text:style-name="Standard"><text:tab/><text:tab/><text:tab/>else {</text:p>
      <text:p text:style-name="Standard"><text:tab/><text:tab/><text:tab/><text:tab/>if((front == size-1)||(front == rear)) {</text:p>
      <text:p text:style-name="Standard"/>
      <text:p text:style-name="Standard"><text:tab/><text:tab/><text:tab/><text:tab/><text:tab/>deque[front] = -1;<text:tab/><text:tab/>// to indicate that there is no element present</text:p>
      <text:p text:style-name="Standard"><text:tab/><text:tab/><text:tab/><text:tab/><text:tab/>front = -1;</text:p>
      <text:p text:style-name="Standard"><text:tab/><text:tab/><text:tab/><text:tab/><text:tab/>rear = -1;</text:p>
      <text:p text:style-name="Standard"/>
      <text:p text:style-name="Standard"><text:tab/><text:tab/><text:tab/><text:tab/>}</text:p>
      <text:p text:style-name="Standard"/>
      <text:p text:style-name="Standard"><text:tab/><text:tab/><text:tab/><text:tab/>else {</text:p>
      <text:p text:style-name="Standard"><text:tab/><text:tab/><text:tab/><text:tab/><text:tab/>deque[front++] = -1;</text:p>
      <text:p text:style-name="Standard"/>
      <text:p text:style-name="Standard"><text:tab/><text:tab/><text:tab/><text:tab/>}</text:p>
      <text:p text:style-name="Standard"/>
      <text:p text:style-name="Standard"><text:tab/><text:tab/><text:tab/>}</text:p>
      <text:p text:style-name="Standard"><text:tab/>}</text:p>
      <text:p text:style-name="Standard"/>
      <text:p text:style-name="Standard"><text:tab/>void deque_rear() {</text:p>
      <text:p text:style-name="Standard"/>
      <text:p text:style-name="Standard"><text:tab/><text:tab/>if(rear== -1) {</text:p>
      <text:p text:style-name="Standard"><text:tab/><text:tab/><text:tab/>cout&lt;&lt;"Cannot empty the queue, already empty!"&lt;&lt;endl;</text:p>
      <text:p text:style-name="Standard"><text:tab/><text:tab/>}</text:p>
      <text:p text:style-name="Standard"/>
      <text:p text:style-name="Standard"><text:tab/><text:tab/>else {</text:p>
      <text:p text:style-name="Standard"/>
      <text:p text:style-name="Standard"><text:tab/><text:tab/><text:tab/>if ((front == size-1)||(front == rear)) {</text:p>
      <text:p text:style-name="Standard"/>
      <text:p text:style-name="Standard"><text:tab/><text:tab/><text:tab/><text:tab/>deque[rear] = -1;</text:p>
      <text:p text:style-name="Standard"><text:tab/><text:tab/><text:tab/><text:tab/>front = -1;</text:p>
      <text:p text:style-name="Standard"><text:tab/><text:tab/><text:tab/><text:tab/>rear = -1;</text:p>
      <text:p text:style-name="Standard"><text:tab/><text:tab/><text:tab/>}</text:p>
      <text:p text:style-name="Standard"/>
      <text:p text:style-name="Standard"><text:tab/><text:tab/><text:tab/>else {</text:p>
      <text:p text:style-name="Standard"><text:tab/><text:tab/><text:tab/><text:tab/>deque[rear--] = -1;</text:p>
      <text:p text:style-name="Standard"><text:tab/><text:tab/><text:tab/>}</text:p>
      <text:p text:style-name="Standard"><text:tab/><text:tab/>}</text:p>
      <text:p text:style-name="Standard"/>
      <text:p text:style-name="Standard"><text:tab/>}</text:p>
      <text:p text:style-name="Standard"/>
      <text:p text:style-name="Standard"><text:tab/>void output() {</text:p>
      <text:p text:style-name="Standard"/>
      <text:p text:style-name="Standard"><text:tab/><text:tab/>int i = front;</text:p>
      <text:p text:style-name="Standard"/>
      <text:p text:style-name="Standard"><text:s text:c="8"/>while(i &lt;= rear){</text:p>
      <text:p text:style-name="Standard"><text:s text:c="12"/>cout&lt;&lt;deque[i]&lt;&lt;"\t"&lt;&lt;endl;</text:p>
      <text:p text:style-name="Standard"><text:s text:c="12"/>i++;</text:p>
      <text:p text:style-name="Standard"><text:soft-page-break/><text:s text:c="8"/>}</text:p>
      <text:p text:style-name="Standard"><text:s text:c="8"/>cout&lt;&lt;"rear is "&lt;&lt;rear&lt;&lt;"\t front is "&lt;&lt;front&lt;&lt;endl;</text:p>
      <text:p text:style-name="Standard"><text:s text:c="4"/>}</text:p>
      <text:p text:style-name="Standard">};</text:p>
      <text:p text:style-name="Standard"/>
      <text:p text:style-name="Standard">int main(){</text:p>
      <text:p text:style-name="Standard">double_ended de;</text:p>
      <text:p text:style-name="Standard">int op, a;</text:p>
      <text:p text:style-name="Standard">cout&lt;&lt;"Select an option"&lt;&lt;endl;</text:p>
      <text:p text:style-name="Standard">cout&lt;&lt;"1. Enque at front \n2. Deque at front \n3. Enque at rear \n4. Deque at rear \n5. Output status \n6. Exit"&lt;&lt;endl;</text:p>
      <text:p text:style-name="Standard">cin&gt;&gt;op;</text:p>
      <text:p text:style-name="Standard">while(op != 6){</text:p>
      <text:p text:style-name="Standard"/>
      <text:p text:style-name="Standard"><text:s text:c="4"/>switch(op){</text:p>
      <text:p text:style-name="Standard"><text:s text:c="8"/>case 1: {cout&lt;&lt;"Enter"&lt;&lt;endl;cin&gt;&gt;a;de.enque_front(a);}</text:p>
      <text:p text:style-name="Standard"><text:s text:c="12"/>break;</text:p>
      <text:p text:style-name="Standard"><text:s text:c="8"/>case 2: de.deque_front();</text:p>
      <text:p text:style-name="Standard"><text:s text:c="12"/>break;</text:p>
      <text:p text:style-name="Standard"><text:s text:c="8"/>case 3 : {cout&lt;&lt;"Enter"&lt;&lt;endl;cin&gt;&gt;a;de.enque_rear(a);}</text:p>
      <text:p text:style-name="Standard"><text:s text:c="12"/>break;</text:p>
      <text:p text:style-name="Standard"><text:s text:c="8"/>case 4: de.deque_rear();</text:p>
      <text:p text:style-name="Standard"><text:tab/><text:tab/><text:tab/>break;</text:p>
      <text:p text:style-name="Standard"><text:tab/><text:tab/>case 5: de.output();</text:p>
      <text:p text:style-name="Standard"><text:tab/><text:tab/><text:tab/>break;</text:p>
      <text:p text:style-name="Standard"><text:tab/><text:tab/>default:</text:p>
      <text:p text:style-name="Standard"><text:tab/><text:tab/><text:tab/>break;</text:p>
      <text:p text:style-name="Standard"/>
      <text:p text:style-name="Standard"><text:s text:c="8"/>}</text:p>
      <text:p text:style-name="Standard"><text:s text:c="4"/>cout&lt;&lt;"Select an option"&lt;&lt;endl;</text:p>
      <text:p text:style-name="Standard"><text:s text:c="4"/>cout&lt;&lt;"1. Enque at front \n2. Deque at front \n3. Enque at rear \n4. Deque at rear \n5. Output status \n6. Exit"&lt;&lt;endl;</text:p>
      <text:p text:style-name="Standard"><text:s text:c="4"/>cin&gt;&gt;op;</text:p>
      <text:p text:style-name="Standard"><text:s text:c="4"/>}</text:p>
      <text:p text:style-name="Standard">de.output();</text:p>
      <text:p text:style-name="Standard">return 0;</text:p>
      <text:p text:style-name="Standard">}</text:p>
      <text:p text:style-name="Standard"/>
      <text:p text:style-name="Standard"/>
      <text:p text:style-name="Standard">OUTPUT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1 </text:p>
      <text:p text:style-name="Standard">Enter </text:p>
      <text:p text:style-name="Standard"><text:soft-page-break/>1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1 </text:p>
      <text:p text:style-name="Standard">Enter </text:p>
      <text:p text:style-name="Standard">1 </text:p>
      <text:p text:style-name="Standard">Cannot insert!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3 </text:p>
      <text:p text:style-name="Standard">Enter </text:p>
      <text:p text:style-name="Standard">3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3 </text:p>
      <text:p text:style-name="Standard">Enter </text:p>
      <text:p text:style-name="Standard">5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5 </text:p>
      <text:p text:style-name="Standard">1<text:tab/> </text:p>
      <text:p text:style-name="Standard">3<text:tab/> </text:p>
      <text:p text:style-name="Standard">5<text:tab/> </text:p>
      <text:p text:style-name="Standard">rear is 2<text:tab/> front is 0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<text:soft-page-break/>5. Output status </text:p>
      <text:p text:style-name="Standard">6. Exit </text:p>
      <text:p text:style-name="Standard">3 </text:p>
      <text:p text:style-name="Standard">Enter </text:p>
      <text:p text:style-name="Standard">3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3 </text:p>
      <text:p text:style-name="Standard">Enter </text:p>
      <text:p text:style-name="Standard">3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3 </text:p>
      <text:p text:style-name="Standard">Enter </text:p>
      <text:p text:style-name="Standard">3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3 </text:p>
      <text:p text:style-name="Standard">Enter </text:p>
      <text:p text:style-name="Standard">3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3 </text:p>
      <text:p text:style-name="Standard">Enter </text:p>
      <text:p text:style-name="Standard">3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<text:soft-page-break/>4. Deque at rear </text:p>
      <text:p text:style-name="Standard">5. Output status </text:p>
      <text:p text:style-name="Standard">6. Exit </text:p>
      <text:p text:style-name="Standard">3 </text:p>
      <text:p text:style-name="Standard">Enter </text:p>
      <text:p text:style-name="Standard">3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3 </text:p>
      <text:p text:style-name="Standard">Enter </text:p>
      <text:p text:style-name="Standard">3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3 </text:p>
      <text:p text:style-name="Standard">Enter </text:p>
      <text:p text:style-name="Standard">3 </text:p>
      <text:p text:style-name="Standard">Cannot insert!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5 </text:p>
      <text:p text:style-name="Standard">1<text:tab/> </text:p>
      <text:p text:style-name="Standard">3<text:tab/> </text:p>
      <text:p text:style-name="Standard">5<text:tab/> </text:p>
      <text:p text:style-name="Standard">3<text:tab/> </text:p>
      <text:p text:style-name="Standard">3<text:tab/> </text:p>
      <text:p text:style-name="Standard">3<text:tab/> </text:p>
      <text:p text:style-name="Standard">3<text:tab/> </text:p>
      <text:p text:style-name="Standard">3<text:tab/> </text:p>
      <text:p text:style-name="Standard">3<text:tab/> </text:p>
      <text:p text:style-name="Standard">3<text:tab/> </text:p>
      <text:p text:style-name="Standard">rear is 9<text:tab/> front is 0 </text:p>
      <text:p text:style-name="Standard">Select an option </text:p>
      <text:p text:style-name="Standard">1. Enque at front </text:p>
      <text:p text:style-name="Standard">2. Deque at front </text:p>
      <text:p text:style-name="Standard"><text:soft-page-break/>3. Enque at rear </text:p>
      <text:p text:style-name="Standard">4. Deque at rear </text:p>
      <text:p text:style-name="Standard">5. Output status </text:p>
      <text:p text:style-name="Standard">6. Exit </text:p>
      <text:p text:style-name="Standard">4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4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5 </text:p>
      <text:p text:style-name="Standard">1<text:tab/> </text:p>
      <text:p text:style-name="Standard">3<text:tab/> </text:p>
      <text:p text:style-name="Standard">5<text:tab/> </text:p>
      <text:p text:style-name="Standard">3<text:tab/> </text:p>
      <text:p text:style-name="Standard">3<text:tab/> </text:p>
      <text:p text:style-name="Standard">3<text:tab/> </text:p>
      <text:p text:style-name="Standard">3<text:tab/> </text:p>
      <text:p text:style-name="Standard">3<text:tab/> </text:p>
      <text:p text:style-name="Standard">rear is 7<text:tab/> front is 0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2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2 </text:p>
      <text:p text:style-name="Standard">Select an option </text:p>
      <text:p text:style-name="Standard">1. Enque at front </text:p>
      <text:p text:style-name="Standard">2. Deque at front </text:p>
      <text:p text:style-name="Standard"><text:soft-page-break/>3. Enque at rear </text:p>
      <text:p text:style-name="Standard">4. Deque at rear </text:p>
      <text:p text:style-name="Standard">5. Output status </text:p>
      <text:p text:style-name="Standard">6. Exit </text:p>
      <text:p text:style-name="Standard">5 </text:p>
      <text:p text:style-name="Standard">5<text:tab/> </text:p>
      <text:p text:style-name="Standard">3<text:tab/> </text:p>
      <text:p text:style-name="Standard">3<text:tab/> </text:p>
      <text:p text:style-name="Standard">3<text:tab/> </text:p>
      <text:p text:style-name="Standard">3<text:tab/> </text:p>
      <text:p text:style-name="Standard">3<text:tab/> </text:p>
      <text:p text:style-name="Standard">rear is 7<text:tab/> front is 2 </text:p>
      <text:p text:style-name="Standard">Select an option </text:p>
      <text:p text:style-name="Standard">1. Enque at front </text:p>
      <text:p text:style-name="Standard">2. Deque at front </text:p>
      <text:p text:style-name="Standard">3. Enque at rear </text:p>
      <text:p text:style-name="Standard">4. Deque at rear </text:p>
      <text:p text:style-name="Standard">5. Output status </text:p>
      <text:p text:style-name="Standard">6. Exit </text:p>
      <text:p text:style-name="Standard">6 </text:p>
      <text:p text:style-name="Standard">5<text:tab/> </text:p>
      <text:p text:style-name="Standard">3<text:tab/> </text:p>
      <text:p text:style-name="Standard">3<text:tab/> </text:p>
      <text:p text:style-name="Standard">3<text:tab/> </text:p>
      <text:p text:style-name="Standard">3<text:tab/> </text:p>
      <text:p text:style-name="Standard">3<text:tab/> </text:p>
      <text:p text:style-name="Standard">rear is 7<text:tab/> front is 2 </text:p>
      <text:p text:style-name="Standard"/>
      <text:p text:style-name="Standard"/>
      <text:p text:style-name="Standard">PROBLEM</text:p>
      <text:p text:style-name="Standard">checking whether a word is a palindrome or not using deque .</text:p>
      <text:p text:style-name="Standard"/>
      <text:p text:style-name="Standard">ALGORITHM</text:p>
      <text:p text:style-name="Standard">Create a class named palindrome which has data members front , rear, length, a deque and a flag</text:p>
      <text:p text:style-name="Standard">it consists of member functions input(), output(), deque_front(), deque_rear(), check().</text:p>
      <text:p text:style-name="Standard"/>
      <text:p text:style-name="Standard">A constructor initializes front to -1 , rear to -1, and flag to 0.</text:p>
      <text:p text:style-name="Standard"/>
      <text:p text:style-name="Standard"/>
      <text:p text:style-name="Standard">Deque_front()</text:p>
      <text:p text:style-name="Standard">if front and rear are -1 , underflow message is shown.</text:p>
      <text:p text:style-name="Standard">Else</text:p>
      <text:p text:style-name="Standard"><text:tab/>If front is equal to rear and is not equal to -1, element in front is removed, and both front and rear are made -1</text:p>
      <text:p text:style-name="Standard"><text:tab/>Else element is removed and front is incremented.</text:p>
      <text:p text:style-name="Standard">deque_rear()</text:p>
      <text:p text:style-name="Standard">if rear is -1 then show error message cannot empty.</text:p>
      <text:p text:style-name="Standard">Else</text:p>
      <text:p text:style-name="Standard"><text:tab/>if rear is size-1 or rear is equal to front then remove the element at rear and change rear to -1</text:p>
      <text:p text:style-name="Standard"><text:soft-page-break/><text:tab/>else remove element at rear and decrement rear </text:p>
      <text:p text:style-name="Standard"/>
      <text:p text:style-name="Standard">check()</text:p>
      <text:p text:style-name="Standard">Do the following while rear is not equal to -1</text:p>
      <text:p text:style-name="Standard"><text:tab/>if deque_front() is not equal to deque_rear()</text:p>
      <text:p text:style-name="Standard"><text:tab/><text:tab/>set the flag to 1</text:p>
      <text:p text:style-name="Standard"><text:tab/>if front and rear are equal set both to -1 marking the completion of the array </text:p>
      <text:p text:style-name="Standard"/>
      <text:p text:style-name="Standard">Output()</text:p>
      <text:p text:style-name="Standard">check if the flag is equal to 1, if it is then it is not a palindrome, else it is.</text:p>
      <text:p text:style-name="Standard"/>
      <text:p text:style-name="Standard"/>
      <text:p text:style-name="Standard">In the main()</text:p>
      <text:p text:style-name="Standard"><text:s/>we initialize an instance of the class say p</text:p>
      <text:p text:style-name="Standard">call the function input(), check(), and output()</text:p>
      <text:p text:style-name="Standard"/>
      <text:p text:style-name="Standard"/>
      <text:p text:style-name="Standard">CODE</text:p>
      <text:p text:style-name="Standard">/* Implementing palindrome checker using deque */</text:p>
      <text:p text:style-name="Standard">#include &lt;iostream&gt;</text:p>
      <text:p text:style-name="Standard">#include &lt;string&gt;</text:p>
      <text:p text:style-name="Standard">using namespace std;</text:p>
      <text:p text:style-name="Standard"/>
      <text:p text:style-name="Standard">class palindrome {</text:p>
      <text:p text:style-name="Standard">int front, rear, length, flag;</text:p>
      <text:p text:style-name="Standard">string deque;</text:p>
      <text:p text:style-name="Standard"/>
      <text:p text:style-name="Standard">public:</text:p>
      <text:p text:style-name="Standard"><text:tab/>palindrome ():front(-1), rear(-1), flag(0){}</text:p>
      <text:p text:style-name="Standard"/>
      <text:p text:style-name="Standard"><text:tab/>void input() {</text:p>
      <text:p text:style-name="Standard"/>
      <text:p text:style-name="Standard"><text:tab/><text:tab/>cout&lt;&lt;"Enter a word"&lt;&lt;endl;</text:p>
      <text:p text:style-name="Standard"><text:tab/><text:tab/>cin&gt;&gt;deque;</text:p>
      <text:p text:style-name="Standard"/>
      <text:p text:style-name="Standard"><text:tab/><text:tab/>length = deque.size();</text:p>
      <text:p text:style-name="Standard"><text:tab/><text:tab/>front = 0;</text:p>
      <text:p text:style-name="Standard"><text:tab/><text:tab/>rear = length-1;</text:p>
      <text:p text:style-name="Standard"/>
      <text:p text:style-name="Standard"><text:tab/>}</text:p>
      <text:p text:style-name="Standard"/>
      <text:p text:style-name="Standard"><text:tab/>char deque_front() {</text:p>
      <text:p text:style-name="Standard"/>
      <text:p text:style-name="Standard"><text:tab/><text:tab/>if(front == -1) {</text:p>
      <text:p text:style-name="Standard"><text:tab/><text:tab/><text:tab/>//cout&lt;&lt;"Cannot empty the queue, already empty!"&lt;&lt;endl;</text:p>
      <text:p text:style-name="Standard"><text:tab/><text:tab/>}</text:p>
      <text:p text:style-name="Standard"/>
      <text:p text:style-name="Standard"><text:tab/><text:tab/>else {</text:p>
      <text:p text:style-name="Standard"><text:tab/><text:tab/><text:tab/>if((front == length-1)||(front == rear)) {</text:p>
      <text:p text:style-name="Standard"><text:soft-page-break/><text:tab/><text:tab/><text:tab/><text:tab/>char ch = deque[front];</text:p>
      <text:p text:style-name="Standard"/>
      <text:p text:style-name="Standard"><text:tab/><text:tab/><text:tab/><text:tab/>front = -1;</text:p>
      <text:p text:style-name="Standard"><text:tab/><text:tab/><text:tab/><text:tab/>rear = -1;</text:p>
      <text:p text:style-name="Standard"><text:tab/><text:tab/><text:tab/><text:tab/>return ch;</text:p>
      <text:p text:style-name="Standard"/>
      <text:p text:style-name="Standard"><text:tab/><text:tab/><text:tab/>}</text:p>
      <text:p text:style-name="Standard"/>
      <text:p text:style-name="Standard"><text:tab/><text:tab/><text:tab/>else {</text:p>
      <text:p text:style-name="Standard"><text:tab/><text:tab/><text:tab/><text:tab/>return deque[front++];</text:p>
      <text:p text:style-name="Standard"/>
      <text:p text:style-name="Standard"><text:tab/><text:tab/><text:tab/>}</text:p>
      <text:p text:style-name="Standard"/>
      <text:p text:style-name="Standard"><text:tab/><text:tab/>}</text:p>
      <text:p text:style-name="Standard"><text:tab/>}</text:p>
      <text:p text:style-name="Standard"/>
      <text:p text:style-name="Standard"><text:tab/>char deque_rear() {</text:p>
      <text:p text:style-name="Standard"/>
      <text:p text:style-name="Standard"><text:tab/><text:tab/>if(rear== -1) {</text:p>
      <text:p text:style-name="Standard"><text:tab/><text:tab/><text:tab/>//cout&lt;&lt;"Cannot empty the queue, already empty!"&lt;&lt;endl;</text:p>
      <text:p text:style-name="Standard"><text:tab/><text:tab/>}</text:p>
      <text:p text:style-name="Standard"/>
      <text:p text:style-name="Standard"><text:tab/><text:tab/>else {</text:p>
      <text:p text:style-name="Standard"/>
      <text:p text:style-name="Standard"><text:tab/><text:tab/><text:tab/>if ((front == length-1)||(front == rear)) {</text:p>
      <text:p text:style-name="Standard"/>
      <text:p text:style-name="Standard"><text:tab/><text:tab/><text:tab/><text:tab/>char ch = deque[rear];</text:p>
      <text:p text:style-name="Standard"><text:tab/><text:tab/><text:tab/><text:tab/>front = -1;</text:p>
      <text:p text:style-name="Standard"><text:tab/><text:tab/><text:tab/><text:tab/>rear = -1;</text:p>
      <text:p text:style-name="Standard"/>
      <text:p text:style-name="Standard"><text:tab/><text:tab/><text:tab/><text:tab/>return ch;</text:p>
      <text:p text:style-name="Standard"><text:tab/><text:tab/><text:tab/>}</text:p>
      <text:p text:style-name="Standard"/>
      <text:p text:style-name="Standard"><text:tab/><text:tab/><text:tab/>else {</text:p>
      <text:p text:style-name="Standard"><text:tab/><text:tab/><text:tab/><text:tab/>return deque[rear--];</text:p>
      <text:p text:style-name="Standard"><text:tab/><text:tab/><text:tab/>}</text:p>
      <text:p text:style-name="Standard"><text:tab/><text:tab/>}</text:p>
      <text:p text:style-name="Standard"/>
      <text:p text:style-name="Standard"><text:tab/>}</text:p>
      <text:p text:style-name="Standard"/>
      <text:p text:style-name="Standard"><text:tab/>void check() {</text:p>
      <text:p text:style-name="Standard"><text:tab/><text:tab/>while(rear != -1) {</text:p>
      <text:p text:style-name="Standard"/>
      <text:p text:style-name="Standard"><text:tab/><text:tab/><text:tab/>if(deque_front() != deque_rear()){</text:p>
      <text:p text:style-name="Standard"><text:tab/><text:tab/><text:tab/><text:tab/>flag = 1;</text:p>
      <text:p text:style-name="Standard"><text:tab/><text:tab/><text:tab/>}</text:p>
      <text:p text:style-name="Standard"/>
      <text:p text:style-name="Standard"><text:tab/><text:tab/><text:tab/>if(front == rear) {</text:p>
      <text:p text:style-name="Standard"><text:tab/><text:tab/><text:tab/><text:tab/>rear = -1;</text:p>
      <text:p text:style-name="Standard"><text:soft-page-break/><text:tab/><text:tab/><text:tab/><text:tab/>front = -1;</text:p>
      <text:p text:style-name="Standard"><text:tab/><text:tab/><text:tab/>}</text:p>
      <text:p text:style-name="Standard"/>
      <text:p text:style-name="Standard"><text:tab/><text:tab/>}</text:p>
      <text:p text:style-name="Standard"><text:tab/>}</text:p>
      <text:p text:style-name="Standard"/>
      <text:p text:style-name="Standard"><text:tab/>void output() {</text:p>
      <text:p text:style-name="Standard"/>
      <text:p text:style-name="Standard"><text:tab/><text:tab/>if(flag == 0)</text:p>
      <text:p text:style-name="Standard"><text:tab/><text:tab/><text:tab/>cout&lt;&lt;"It is a Palindrome"&lt;&lt;endl;</text:p>
      <text:p text:style-name="Standard"><text:tab/><text:tab/>else</text:p>
      <text:p text:style-name="Standard"><text:tab/><text:tab/><text:tab/>cout&lt;&lt;"It is not a Palindrome"&lt;&lt;endl;</text:p>
      <text:p text:style-name="Standard"><text:tab/>}</text:p>
      <text:p text:style-name="Standard">};</text:p>
      <text:p text:style-name="Standard"/>
      <text:p text:style-name="Standard"/>
      <text:p text:style-name="Standard">int main(){</text:p>
      <text:p text:style-name="Standard"/>
      <text:p text:style-name="Standard">palindrome p;</text:p>
      <text:p text:style-name="Standard">p.input();</text:p>
      <text:p text:style-name="Standard">p.check();</text:p>
      <text:p text:style-name="Standard">p.output();</text:p>
      <text:p text:style-name="Standard"/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>OUTPUT</text:p>
      <text:p text:style-name="Standard">Enter a word </text:p>
      <text:p text:style-name="Standard">malayalam </text:p>
      <text:p text:style-name="Standard">It is a Palindrome</text:p>
      <text:p text:style-name="Standard">sakshi@sakshi:~/Documents/data structures$ ./a.out </text:p>
      <text:p text:style-name="Standard">Enter a word </text:p>
      <text:p text:style-name="Standard">happy </text:p>
      <text:p text:style-name="Standard">It is not a Palindrome</text:p>
      <text:p text:style-name="Standard"/>
      <text:p text:style-name="Standard"/>
      <text:p text:style-name="Standard">PROBLEM </text:p>
      <text:p text:style-name="Standard">Implementing the code for Round Robin.</text:p>
      <text:p text:style-name="Standard"/>
      <text:p text:style-name="Standard"/>
      <text:p text:style-name="Standard">ALGORITHM:</text:p>
      <text:p text:style-name="Standard">1)Create a class named process which has data members name and time of a particular process</text:p>
      <text:p text:style-name="Standard">2)Now, we have a class called round_rob with data members, size, rear , front quantum and member functions enqueue(), process() and display() and an array of objects of type process which stores types of processes.</text:p>
      <text:p text:style-name="Standard">A constructor initializes front and rear to -1 and size to 5 </text:p>
      <text:list xml:id="list9807336301" text:style-name="L1">
        <text:list-item>
          <text:p text:style-name="P1">In the main() , we get the value of quantum from user. And ask if the user wants to continue. If <text:soft-page-break/>yes, then takes the name and process time and stores in temporary object process and passes to enqueue of object type round robin else process and asks the same again.</text:p>
        </text:list-item>
      </text:list>
      <text:p text:style-name="Standard">4) Get a few processes and the execution time from user and enqueue them to the queue.</text:p>
      <text:p text:style-name="Standard"><text:s text:c="4"/>Enqueue:</text:p>
      <text:p text:style-name="Standard"><text:s text:c="4"/>i) IF FRONT = (REAR+1)%SIZE AND ENQUE IS CALLED RETURN "OVERFLOW".</text:p>
      <text:p text:style-name="Standard"><text:s text:c="4"/>ii) ELSE IF REAR AND FRONT ARE -1 INCREMENT FRONT AND REAR BY ONE AND ENTER INTO QUEUE[REAR].</text:p>
      <text:p text:style-name="Standard"><text:s text:c="4"/>iii) ELSE INCREMENT REAR=(REAR+1)%SIZE AND ENTER INTO QUEUE[REAR].</text:p>
      <text:p text:style-name="Standard">5) Start the scheduling</text:p>
      <text:p text:style-name="Standard">6) If front == -1 ask the user if he wants to add more processes. If yes add the process else break.</text:p>
      <text:p text:style-name="Standard">7) If front != -1 process the queue</text:p>
      <text:p text:style-name="Standard"><text:s text:c="4"/>Process:</text:p>
      <text:p text:style-name="Standard"><text:s text:c="4"/>i) DECREMENT THE VALUE OF QUANTUM FROM EACH PROCESS</text:p>
      <text:p text:style-name="Standard"><text:s text:c="4"/>ii) CHECK WHETHER ANY OF THE PROCESS IS COMPLETED OR NOT</text:p>
      <text:p text:style-name="Standard"><text:s text:c="4"/>iii) IF YES, POP PROCESS AND REARRANGE THE QUEUE AND DECREMENT REAR BY 1</text:p>
      <text:list xml:id="list1903565609" text:style-name="L2">
        <text:list-item>
          <text:p text:style-name="P2">Ask the user if he wants to add another process. If yes add the process.</text:p>
        </text:list-item>
      </text:list>
      <text:p text:style-name="Standard"/>
      <text:p text:style-name="Standard">/* Implementing Round Robin */</text:p>
      <text:p text:style-name="Standard"/>
      <text:p text:style-name="Standard">#include&lt;iostream&gt;</text:p>
      <text:p text:style-name="Standard">#include&lt;cstring&gt;</text:p>
      <text:p text:style-name="Standard">using namespace std;</text:p>
      <text:p text:style-name="Standard"/>
      <text:p text:style-name="Standard">class process</text:p>
      <text:p text:style-name="Standard">{ <text:s text:c="2"/>public:</text:p>
      <text:p text:style-name="Standard"><text:s text:c="4"/>char name[10];</text:p>
      <text:p text:style-name="Standard"><text:s text:c="4"/>int time;</text:p>
      <text:p text:style-name="Standard">};</text:p>
      <text:p text:style-name="Standard"/>
      <text:p text:style-name="Standard">class round_rob {</text:p>
      <text:p text:style-name="Standard"><text:s text:c="4"/>int size ,rear;</text:p>
      <text:p text:style-name="Standard"><text:s text:c="4"/>process queue[5];</text:p>
      <text:p text:style-name="Standard"/>
      <text:p text:style-name="Standard">public:</text:p>
      <text:p text:style-name="Standard"/>
      <text:p text:style-name="Standard">int quantum, front;</text:p>
      <text:p text:style-name="Standard"/>
      <text:p text:style-name="Standard"><text:s text:c="4"/>round_rob():size(5),front(-1),rear(-1){}</text:p>
      <text:p text:style-name="Standard"/>
      <text:p text:style-name="Standard"><text:s text:c="4"/>void Enqueue(process ele)</text:p>
      <text:p text:style-name="Standard"><text:s text:c="4"/>{</text:p>
      <text:p text:style-name="Standard"><text:s text:c="8"/>if( front==(rear+1)%size )</text:p>
      <text:p text:style-name="Standard"><text:s text:c="8"/>{</text:p>
      <text:p text:style-name="Standard"><text:s text:c="12"/>cout&lt;&lt;"Overflow\n";</text:p>
      <text:p text:style-name="Standard"><text:s text:c="8"/>}</text:p>
      <text:p text:style-name="Standard"><text:s text:c="8"/>else if( (front==-1) &amp;&amp; (rear==-1) )</text:p>
      <text:p text:style-name="Standard"><text:s text:c="8"/>{</text:p>
      <text:p text:style-name="Standard"><text:s text:c="12"/>front++;</text:p>
      <text:p text:style-name="Standard"><text:s text:c="12"/>rear++;</text:p>
      <text:p text:style-name="Standard"><text:soft-page-break/><text:s text:c="12"/>strcpy(queue[rear].name,ele.name);</text:p>
      <text:p text:style-name="Standard"><text:s text:c="12"/>queue[rear].time=ele.time;</text:p>
      <text:p text:style-name="Standard"/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rear=(rear+1)%size;</text:p>
      <text:p text:style-name="Standard"><text:s text:c="12"/>strcpy(queue[rear].name,ele.name);</text:p>
      <text:p text:style-name="Standard"><text:s text:c="12"/>queue[rear].time=ele.time;</text:p>
      <text:p text:style-name="Standard"><text:s text:c="8"/>}</text:p>
      <text:p text:style-name="Standard"/>
      <text:p text:style-name="Standard"><text:s text:c="4"/>}</text:p>
      <text:p text:style-name="Standard"/>
      <text:p text:style-name="Standard"/>
      <text:p text:style-name="Standard"><text:s text:c="3"/>void Display()</text:p>
      <text:p text:style-name="Standard"><text:s text:c="4"/>{</text:p>
      <text:p text:style-name="Standard"><text:s text:c="8"/>cout&lt;&lt;"\nProcess left:\n";</text:p>
      <text:p text:style-name="Standard"><text:s text:c="8"/>for(int i=front; i&lt;=rear;i++)</text:p>
      <text:p text:style-name="Standard"><text:s text:c="8"/>{</text:p>
      <text:p text:style-name="Standard"><text:s text:c="12"/>cout&lt;&lt;queue[i].name&lt;&lt;" ";</text:p>
      <text:p text:style-name="Standard"><text:s text:c="8"/>}</text:p>
      <text:p text:style-name="Standard"><text:s text:c="4"/>}</text:p>
      <text:p text:style-name="Standard"/>
      <text:p text:style-name="Standard"><text:s text:c="4"/>void Process()</text:p>
      <text:p text:style-name="Standard"><text:s text:c="4"/>{</text:p>
      <text:p text:style-name="Standard"><text:s text:c="12"/>for(int i=front; i&lt;=rear;i++)</text:p>
      <text:p text:style-name="Standard"><text:s text:c="12"/>{</text:p>
      <text:p text:style-name="Standard"><text:s text:c="16"/>queue[i].time -= quantum;</text:p>
      <text:p text:style-name="Standard"><text:s text:c="12"/>}</text:p>
      <text:p text:style-name="Standard"/>
      <text:p text:style-name="Standard"><text:s text:c="12"/>for(int i=front; i&lt;=rear;i++)</text:p>
      <text:p text:style-name="Standard"><text:s text:c="12"/>{</text:p>
      <text:p text:style-name="Standard"><text:s text:c="16"/>if(queue[i].time &lt;= 0)</text:p>
      <text:p text:style-name="Standard"><text:s text:c="16"/>{</text:p>
      <text:p text:style-name="Standard"><text:s text:c="20"/>cout&lt;&lt;"\nProcess "&lt;&lt;queue[i].name&lt;&lt;" complete!";</text:p>
      <text:p text:style-name="Standard"><text:s text:c="20"/>for(int j=i; j&lt;rear;j++)</text:p>
      <text:p text:style-name="Standard"><text:s text:c="20"/>{</text:p>
      <text:p text:style-name="Standard"><text:s text:c="24"/>strcpy(queue[j].name,queue[j+1].name);</text:p>
      <text:p text:style-name="Standard"><text:s text:c="24"/>queue[j].time=queue[j+1].time;</text:p>
      <text:p text:style-name="Standard"><text:s text:c="20"/>}</text:p>
      <text:p text:style-name="Standard"><text:s text:c="20"/>rear--;</text:p>
      <text:p text:style-name="Standard"><text:s text:c="20"/>Display();</text:p>
      <text:p text:style-name="Standard"><text:s text:c="16"/>}</text:p>
      <text:p text:style-name="Standard"><text:s text:c="12"/>}</text:p>
      <text:p text:style-name="Standard"/>
      <text:p text:style-name="Standard"><text:s text:c="12"/>if(rear == -1)</text:p>
      <text:p text:style-name="Standard"><text:s text:c="16"/>front = -1;</text:p>
      <text:p text:style-name="Standard"><text:s text:c="4"/>}</text:p>
      <text:p text:style-name="Standard"/>
      <text:p text:style-name="Standard"><text:soft-page-break/>};</text:p>
      <text:p text:style-name="Standard"/>
      <text:p text:style-name="Standard"/>
      <text:p text:style-name="Standard">int main()</text:p>
      <text:p text:style-name="Standard">{</text:p>
      <text:p text:style-name="Standard"><text:s text:c="4"/>round_rob rr;</text:p>
      <text:p text:style-name="Standard"/>
      <text:p text:style-name="Standard"><text:s text:c="4"/>cout&lt;&lt;"\nRound Robin Scheduling";</text:p>
      <text:p text:style-name="Standard"/>
      <text:p text:style-name="Standard"><text:s text:c="4"/>cout&lt;&lt;"\nEnter value of quantum:";</text:p>
      <text:p text:style-name="Standard"><text:s text:c="4"/>cin&gt;&gt;rr.quantum;</text:p>
      <text:p text:style-name="Standard"/>
      <text:p text:style-name="Standard"><text:s text:c="4"/>process pro;</text:p>
      <text:p text:style-name="Standard"><text:s text:c="4"/>char ch='y';</text:p>
      <text:p text:style-name="Standard"/>
      <text:p text:style-name="Standard"><text:s text:c="4"/>while(ch == 'y')</text:p>
      <text:p text:style-name="Standard"><text:s text:c="4"/>{</text:p>
      <text:p text:style-name="Standard"><text:s text:c="8"/>cout&lt;&lt;"\nEnter process name: ";</text:p>
      <text:p text:style-name="Standard"><text:s text:c="8"/>cin&gt;&gt;pro.name;</text:p>
      <text:p text:style-name="Standard"><text:s text:c="8"/>cout&lt;&lt;"\nEnter execution time: ";</text:p>
      <text:p text:style-name="Standard"><text:s text:c="8"/>cin&gt;&gt;pro.time;</text:p>
      <text:p text:style-name="Standard"><text:s text:c="8"/>rr.Enqueue(pro);</text:p>
      <text:p text:style-name="Standard"><text:s text:c="8"/>cout&lt;&lt;"\nDo you want to add another process?(y/n): ";</text:p>
      <text:p text:style-name="Standard"><text:s text:c="8"/>cin&gt;&gt;ch;</text:p>
      <text:p text:style-name="Standard"><text:s text:c="4"/>}</text:p>
      <text:p text:style-name="Standard"/>
      <text:p text:style-name="Standard"><text:s text:c="4"/>cout&lt;&lt;"\nSheduling...\n";</text:p>
      <text:p text:style-name="Standard"><text:s text:c="4"/>rr.Display();</text:p>
      <text:p text:style-name="Standard"/>
      <text:p text:style-name="Standard"><text:s text:c="4"/>while(1)</text:p>
      <text:p text:style-name="Standard"><text:s text:c="4"/>{</text:p>
      <text:p text:style-name="Standard"><text:s text:c="8"/>if(rr.front == -1)</text:p>
      <text:p text:style-name="Standard"><text:s text:c="8"/>{</text:p>
      <text:p text:style-name="Standard"><text:s text:c="12"/>cout&lt;&lt;"\nProcessing Complete!\n";</text:p>
      <text:p text:style-name="Standard"/>
      <text:p text:style-name="Standard"><text:s text:c="12"/>cout&lt;&lt;"\nDo you want to add another process?(y/n): ";</text:p>
      <text:p text:style-name="Standard"><text:s text:c="12"/>cin&gt;&gt;ch;</text:p>
      <text:p text:style-name="Standard"/>
      <text:p text:style-name="Standard"><text:s text:c="12"/>if(ch == 'y')</text:p>
      <text:p text:style-name="Standard"><text:s text:c="12"/>{</text:p>
      <text:p text:style-name="Standard"><text:s text:c="16"/>goto A;</text:p>
      <text:p text:style-name="Standard"><text:s text:c="12"/>}</text:p>
      <text:p text:style-name="Standard"><text:s text:c="12"/>else</text:p>
      <text:p text:style-name="Standard"><text:s text:c="16"/>break;</text:p>
      <text:p text:style-name="Standard"/>
      <text:p text:style-name="Standard"><text:s text:c="8"/>}</text:p>
      <text:p text:style-name="Standard"><text:s text:c="8"/>rr.Process();</text:p>
      <text:p text:style-name="Standard"/>
      <text:p text:style-name="Standard"><text:s text:c="8"/>cout&lt;&lt;"\nDo you want to add another process?(y/n): ";</text:p>
      <text:p text:style-name="Standard"><text:soft-page-break/><text:s text:c="8"/>cin&gt;&gt;ch;</text:p>
      <text:p text:style-name="Standard"/>
      <text:p text:style-name="Standard"><text:s text:c="8"/>if(ch == 'y')</text:p>
      <text:p text:style-name="Standard"><text:s text:c="8"/>{</text:p>
      <text:p text:style-name="Standard"><text:s text:c="4"/>A: <text:s text:c="5"/>cout&lt;&lt;"\nEnter process name: ";</text:p>
      <text:p text:style-name="Standard"><text:s text:c="12"/>cin&gt;&gt;pro.name;</text:p>
      <text:p text:style-name="Standard"><text:s text:c="12"/>cout&lt;&lt;"\nEnter execution time: ";</text:p>
      <text:p text:style-name="Standard"><text:s text:c="12"/>cin&gt;&gt;pro.time;</text:p>
      <text:p text:style-name="Standard"><text:s text:c="12"/>rr.Enqueue(pro);</text:p>
      <text:p text:style-name="Standard"><text:s text:c="8"/>}</text:p>
      <text:p text:style-name="Standard"/>
      <text:p text:style-name="Standard"><text:s text:c="8"/>rr.Display();</text:p>
      <text:p text:style-name="Standard"><text:s text:c="4"/>}</text:p>
      <text:p text:style-name="Standard">}</text:p>
      <text:p text:style-name="Standard"/>
      <text:p text:style-name="P3">TESTING:</text:p>
      <text:p text:style-name="Standard"/>
      <text:p text:style-name="Standard">Round Robin Scheduling </text:p>
      <text:p text:style-name="Standard">Enter value of quantum:4 </text:p>
      <text:p text:style-name="Standard"/>
      <text:p text:style-name="Standard">Enter process name: a </text:p>
      <text:p text:style-name="Standard"/>
      <text:p text:style-name="Standard">Enter execution time: 33 </text:p>
      <text:p text:style-name="Standard"/>
      <text:p text:style-name="Standard">Do you want to add another process?(y/n): y </text:p>
      <text:p text:style-name="Standard"/>
      <text:p text:style-name="Standard">Enter process name: b </text:p>
      <text:p text:style-name="Standard"/>
      <text:p text:style-name="Standard">Enter execution time: 6 </text:p>
      <text:p text:style-name="Standard"/>
      <text:p text:style-name="Standard">Do you want to add another process?(y/n): y </text:p>
      <text:p text:style-name="Standard"/>
      <text:p text:style-name="Standard">Enter process name: c </text:p>
      <text:p text:style-name="Standard"/>
      <text:p text:style-name="Standard">Enter execution time: 7 </text:p>
      <text:p text:style-name="Standard"/>
      <text:p text:style-name="Standard">Do you want to add another process?(y/n): y </text:p>
      <text:p text:style-name="Standard"/>
      <text:p text:style-name="Standard">Enter process name: 3 </text:p>
      <text:p text:style-name="Standard"/>
      <text:p text:style-name="Standard">Enter execution time: 3 </text:p>
      <text:p text:style-name="Standard"/>
      <text:p text:style-name="Standard">Do you want to add another process?(y/n): n </text:p>
      <text:p text:style-name="Standard"/>
      <text:p text:style-name="Standard">Sheduling... </text:p>
      <text:p text:style-name="Standard"/>
      <text:p text:style-name="Standard">Process left: </text:p>
      <text:p text:style-name="Standard">a b c 3 </text:p>
      <text:p text:style-name="Standard">Process 3 complete! </text:p>
      <text:p text:style-name="Standard"><text:soft-page-break/>Process left: </text:p>
      <text:p text:style-name="Standard">a b c </text:p>
      <text:p text:style-name="Standard">Do you want to add another process?(y/n): n </text:p>
      <text:p text:style-name="Standard"/>
      <text:p text:style-name="Standard">Process left: </text:p>
      <text:p text:style-name="Standard">a b c </text:p>
      <text:p text:style-name="Standard">Process b complete! </text:p>
      <text:p text:style-name="Standard">Process left: </text:p>
      <text:p text:style-name="Standard">a c </text:p>
      <text:p text:style-name="Standard">Do you want to add another process?(y/n): n </text:p>
      <text:p text:style-name="Standard"/>
      <text:p text:style-name="Standard">Process left: </text:p>
      <text:p text:style-name="Standard">a c </text:p>
      <text:p text:style-name="Standard">Process c complete! </text:p>
      <text:p text:style-name="Standard">Process left: </text:p>
      <text:p text:style-name="Standard">a </text:p>
      <text:p text:style-name="Standard">Do you want to add another process?(y/n): n </text:p>
      <text:p text:style-name="Standard"/>
      <text:p text:style-name="Standard">Process left: </text:p>
      <text:p text:style-name="Standard">a </text:p>
      <text:p text:style-name="Standard">Do you want to add another process?(y/n): </text:p>
      <text:p text:style-name="Standard">n </text:p>
      <text:p text:style-name="Standard"/>
      <text:p text:style-name="Standard">Process left: </text:p>
      <text:p text:style-name="Standard">a </text:p>
      <text:p text:style-name="Standard">Do you want to add another process?(y/n): n </text:p>
      <text:p text:style-name="Standard"/>
      <text:p text:style-name="Standard">Process left: </text:p>
      <text:p text:style-name="Standard">a </text:p>
      <text:p text:style-name="Standard">Do you want to add another process?(y/n): n </text:p>
      <text:p text:style-name="Standard"/>
      <text:p text:style-name="Standard">Process left: </text:p>
      <text:p text:style-name="Standard">a </text:p>
      <text:p text:style-name="Standard">Do you want to add another process?(y/n): n </text:p>
      <text:p text:style-name="Standard"/>
      <text:p text:style-name="Standard">Process left: </text:p>
      <text:p text:style-name="Standard">a </text:p>
      <text:p text:style-name="Standard">Do you want to add another process?(y/n): n </text:p>
      <text:p text:style-name="Standard"/>
      <text:p text:style-name="Standard">Process left: </text:p>
      <text:p text:style-name="Standard">a </text:p>
      <text:p text:style-name="Standard">Process a complete! </text:p>
      <text:p text:style-name="Standard">Process left: </text:p>
      <text:p text:style-name="Standard"/>
      <text:p text:style-name="Standard">Do you want to add another process?(y/n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kshi Vaid</meta:initial-creator>
    <meta:creation-date>2015-02-26T10:49:10</meta:creation-date>
    <dc:date>2015-03-12T16:54:25</dc:date>
    <meta:editing-duration>PT11H36M47S</meta:editing-duration>
    <meta:editing-cycles>49</meta:editing-cycles>
    <meta:generator>LibreOffice/3.5$Linux_X86_64 LibreOffice_project/350m1$Build-2</meta:generator>
    <dc:creator>Sreelakshmi S</dc:creator>
    <meta:document-statistic meta:table-count="0" meta:image-count="0" meta:object-count="0" meta:page-count="35" meta:paragraph-count="1432" meta:word-count="4534" meta:character-count="27039" meta:non-whitespace-character-count="20667"/>
  </office:meta>
</office:document-meta>
</file>